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9210" officeooo:paragraph-rsid="00059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s proyecto de monitorización de lugares:</text:p>
      <text:p text:style-name="P1">Smarties (Smartsoto): se trata de estaciones independientes conectadas a internet a través de andared, cada una con un canal de thingspeak, cada estación amén de los sensores tiene un semáforo de CO2.</text:p>
      <text:p text:style-name="P1"><text:a xlink:type="simple" xlink:href="https://github.com/pedroruizf/smarties" text:style-name="Internet_20_link" text:visited-style-name="Visited_20_Internet_20_Link">https://github.com/pedroruizf/smarties</text:a></text:p>
      <text:p text:style-name="P1">SmartPlaces: se trata de un grupo de estaciones conectadas con un nodo principal o concentrador a través de LoRa. El concentrador va pidiendo los datos a las estaciones a través de radio y los publica en un canal de thingspeak por cada estación. Cada estación además de sus sensores presenta un semáforo de CO2.</text:p>
      <text:p text:style-name="P1"><text:a xlink:type="simple" xlink:href="https://github.com/pedroruizf/smartplaces" text:style-name="Internet_20_link" text:visited-style-name="Visited_20_Internet_20_Link">https://github.com/pedroruizf/smartplaces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8T11:37:10.690183414</meta:creation-date>
    <dc:date>2024-03-28T11:45:41.333286818</dc:date>
    <meta:editing-duration>PT8M32S</meta:editing-duration>
    <meta:editing-cycles>1</meta:editing-cycles>
    <meta:document-statistic meta:table-count="0" meta:image-count="0" meta:object-count="0" meta:page-count="1" meta:paragraph-count="5" meta:word-count="94" meta:character-count="632" meta:non-whitespace-character-count="543"/>
    <meta:generator>LibreOffice/7.3.7.2$Linux_X86_64 LibreOffice_project/30$Build-2</meta:generator>
  </office:meta>
</office:document-meta>
</file>